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6f46e" style:font-size-asian="14pt" style:font-size-complex="14pt"/>
    </style:style>
    <style:style style:name="P2" style:family="paragraph" style:parent-style-name="Standard">
      <style:text-properties fo:font-size="14pt" fo:font-weight="bold" officeooo:paragraph-rsid="0006f46e" style:font-size-asian="14pt" style:font-weight-asian="bold" style:font-size-complex="14pt" style:font-weight-complex="bold"/>
    </style:style>
    <style:style style:name="T1" style:family="text">
      <style:text-properties officeooo:rsid="004c2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ist of </text:span>Departments : </text:p>
      <text:p text:style-name="P1">- Anesthesia</text:p>
      <text:p text:style-name="P1">- Arthroscopy &amp; Sports Medicine</text:p>
      <text:p text:style-name="P1">- Critical Care &amp; Emergency Medicine</text:p>
      <text:p text:style-name="P1">- Hepatobiliary &amp; Gastrointestinal Surgery</text:p>
      <text:p text:style-name="P1">- General &amp; Laparoscopic Surgery</text:p>
      <text:p text:style-name="P1">- General Medicine &amp; Infectious Diseases</text:p>
      <text:p text:style-name="P1">- Maxillofacial Surgery</text:p>
      <text:p text:style-name="P1">- Neurology</text:p>
      <text:p text:style-name="P1">- Neurosurgery</text:p>
      <text:p text:style-name="P1">- Nutrition &amp; Dietetics</text:p>
      <text:p text:style-name="P1">- Obstetrics &amp; Gynecology &amp; Infertility</text:p>
      <text:p text:style-name="P1">- Oncosurgery</text:p>
      <text:p text:style-name="P1">- Orthopedics &amp; Joint Replacement</text:p>
      <text:p text:style-name="P1">- Pediatrics &amp; Neonatology</text:p>
      <text:p text:style-name="P1">- Physiotherapy</text:p>
      <text:p text:style-name="P1">- Plastic &amp; Reconstructive Surgery</text:p>
      <text:p text:style-name="P1">- Urosurger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7:57:24.006073599</meta:creation-date>
    <dc:date>2024-04-12T17:57:34.167384696</dc:date>
    <meta:editing-duration>PT11S</meta:editing-duration>
    <meta:editing-cycles>1</meta:editing-cycles>
    <meta:document-statistic meta:table-count="0" meta:image-count="0" meta:object-count="0" meta:page-count="1" meta:paragraph-count="18" meta:word-count="70" meta:character-count="458" meta:non-whitespace-character-count="405"/>
    <meta:generator>LibreOffice/7.3.7.2$Linux_X86_64 LibreOffice_project/30$Build-2</meta:generator>
  </office:meta>
</office:document-meta>
</file>